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3.02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podocumento_2020121415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ativo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907611420" calcext:value-type="float">
            <text:p>139076114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907611420" calcext:value-type="float">
            <text:p>1390761142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BAIXO ASSIN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ÇÃO CAUTE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ÇÃO CIVIL PÚBL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ÇÃO DE IDENIZAÇÃO POR DANOS MORA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ÇÃO DE JUSTIF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ÇÃO JUDICI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ÇÃO ORDIN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ÇÃO ORDINÁRIA C/PEDIDO DE ANTECIPAÇÃO DE TUTE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ÇÃO POP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ÇÃO SUMÁRIA DE RESSARCIMENTO POR DANOS MATERIA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CORDO DE COOPE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CUMULAÇÃO DE CARG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DICIONAL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DICIONAL DE PERICULOS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DICIONAL DE RAIO X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DICIONAL NOTUR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FASTAMENTO DO PAÍ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FASTAMENTO NO PAÍ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FASTAMENTO PARA CURSAR DOUTOR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FASTAMENTO PARA CURSAR PÓS-GRADU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AFASTAMENTO PARA CURSO DE ESPECIALIZ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AFASTAMENTO PARA PÓS-DOUTOR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AFASTAMENTO - PRORROG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JUDA DE CUS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JUDA DE CUSTO PARA PAGAMENTO DE DESPES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LTERAÇÃO DE CARGA HORÁ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TERAÇÃO DE FÉ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LTERAÇÃO DE NOM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NTECIPAÇÃO DA COLAÇÃO DE GRAU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NULAÇÃO PARCIAL EMPEN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ULAÇÃO TOTAL EMPEN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APLICAÇÃO DE RECURSOS DOS CURSOS DE ESPECIALIZ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PLICAÇÃO DO FATOR DE CORREÇÃO 1.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APOSENTADORIA COM PROVENTOS INTEGRAI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POSENTADORIA INTEGR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POSENTADORIA POR INVALIDEZ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POSENTADORIA POR TEMPO DE SERVIÇ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POSENTADORIA PROPORCION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POSENTADORIAVOLUNTARIA COM PROVENTOS PROPOCIONAI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POSENTADORIA VOLUNTARIA INTEGR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PROVEITAMENTO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APROVEITAMENTO DE ESTU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TA DE CONCURSO PÚBL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ATA DE DEFESA DE TE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ATA DE ELEIÇÃO PARA VICE-COORDENADOR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ATA DE RESULTADO DE ELEIÇÃO PARA CHEFE E VICE-CHEF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TA DE RESULTADO DE ELEIÇÃO PARA COORDENADOR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TA DE RESULTADO DE ELEIÇÃO P/ COORDENADOR DE PÓS-GRADU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TA-PROC SELETIVO P/ PROF SUBSTITUTO NA ÁREA DE LINGÜÍST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TA RESULTADO DE SELE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TESTADO DE MATRÍCU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ATESTADO MÉD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ATIVAÇÃO E PRORROGAÇÃO DE PRAZO POR UM SEMESTR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TIVIDADE DOCENTE VOLUNTÁ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ATUALIZAÇÃO DA GRATIFICAÇÃO L. 8270/9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AUMENTO DO VALE TRANSPOR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UXÍLIO-ALIMEN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UXÍLIO FINANCEIRO A ESTUDANT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AUXÍLIO NATAL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UXÍLIO-NATALIDADE/DEPENDENTES PARA IMPOSTO DE REN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UXÍLIO PRÉ-ESCO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UXÍLIO RECLUSÃO INTEGR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UXÍLIO VALE-TRANSPOR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AVALIAÇÃO DE CAPACIDADE FÍ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AVALIAÇÃO DE ESPAÇO FÍS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VALIAÇÃO DE SAÚDE OCUPACIO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AVALIAÇÃO DO PREÇO DE LOC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VALIAÇÃO MÉD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VERBAÇÃO DE PERÍODO DE ATIVIDADE INSALUBRE EM COMU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AVERBAÇÃO DE PERÍODO DE ATIVIDADE INSALUBRE P/T.SERV.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VERBAÇÃO DE TEMPO DE SERVIÇ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ANCA EXAMINADO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BENEFÍCI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BENEFÍCIOS DECORRENTES DA CONCLUSÃO DE MESTR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BILHETE DE PASSAGE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ASTRO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ASTRO E PLANO DE TRABALHO DO BOLSIS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NCELAMENTO AMAL-PREVID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NCELAMENTO CAPEMI E PREVICORP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NCELAMENTO CAPEMI E SOBESPP-MENSAL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NCELAMENTO CAPEMI-PREVIDE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NCELAMENTO CAPIMI ,SINDSEP E SINTEST MENSAL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NCELAMENTO DE CONTRIBUIÇÃO SINDIC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NCELAMENTO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NCELAMENTO DE DOCUMENT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NCELAMENTO DE P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NCELAMENTO DE SEGUR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NCELAMENTO PECÚLIO UNIÃO - PREVID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NCELAMENTO-PLANO DE SAÚ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NCELAMENTO PREVICORP-PECÚL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NCELAMENTO PREVID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NCELAMENTO SINDSEP/R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NCELAMENTO SINTEST E PREVICOP-PECÚL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NCELAMENTO SINTEST-R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NCELAR RSPP /CAPEMI PREVID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R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RTA CONVI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RTA DE ACEI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RTA DE ENCAMINH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ERTIDÃO DE CAS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ERTIDÃO DE NASC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ERTIDÃO DE ÓBI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ERTIDAO DE TEMPO DE SERV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ESSÃO PARA O GOVERNO DO EST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OLAÇAO DE GRAU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LAÇÃO DE GRAU SEPAR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OMISSÃO DE PROCESSO ADMINISTRATIVO DISCIPLIN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OMPLEMENTAÇÃO DE DIÁ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OMPROVANTE DE RESID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OMUN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OMUNICAÇÃO DE ACIDENTE EM SERVIÇ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ONCESSÃO DE ANUÊN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ONCESSÃO DE REFEI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NCORRE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ONCURSO PUBLICO PARA DOCE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ONCURSO PÚBLICO P/PROFESSOR SUBSTIT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ONSTRUÇÃO DE ACESSO AO COMPLEXO DE ENFERMAGE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ONSTRUÇAO DE CASAS DE LIX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ONSTRUÇAO DE UMA PORTARIA NA ENTRADA DO PRÉDIO DO CC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ONSULTA PROCESSUAL JUSTIÇA FEDER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ONTAGEM DE TEMPO DE SERVIÇ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ONTINUAR CURSO EM OUTRO PÓL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ONTRA-CHEQUE CÓP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ONTRATAÇÃO DE PROFESSOR VISITA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ONTRATAÇÃO PROFESSOR SUBSTITU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ONTRA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ONVÊN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ONVÊNIO DE COOPERAÇÃO TÉCNICO-CIENTÍF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ONVENIO/PROBA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NVENIO UFRN/FUNPEC/PREFEITURA M.DE GOIANINHA/R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ONVÊNIO UFRN/FUNPEC/PREFEITURA MUNIC.DE OA SAÚDE-R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ONVENIO UFRN/FUNPEC/PREF. MUNIC. DE BOA SAU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ONVERTER PERÍODO DE ATIVIDADE INSALUBR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VI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ÓPIA CERTIFIC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ÓPIA DE CERTIFICADO INTERNACIONAL DE VACIN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ÓPIA DE CPF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ÓPIA DE DIÁRIO DE CLAS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ÓPIA DE IDENT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ÓPIA DE OFÍC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ÓPIA DE PASSAPORTE CARIMB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ÓPIA DE PROCES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ÓPIA DE REGISTRO DE MONOGRAF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OPIA DE TITULO DE ELEIT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ÓPIA DO DIÁ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ÓPIA DO DOCUMENTO MILIT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ÓPIA DO REGISTRO DE SEMINÁRIO DE ELABORAÇÃO DE MONOGRAF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ÓPIAS DE CARTÕES DE EMBARQU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ORREÇÃO ADICIONAL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ORREÇÃO DE APOSENTADO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ORREÇÃO DE A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ORREÇÃO DO FATOR 1.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RIAÇÃO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URRICUL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URSO DE ESPECIALIZ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URSO DE EXT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URSO DE FÉ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URSO DE FORMAÇÃO DE TUTOR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ECLA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CLARAÇÃO DE BEN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ECLARAÇÃO DE CARG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ECLARAÇÃO DE DEPENDÊNCIA ECONÔM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ECLARAÇÃO DE IMPOSTO DE REN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ECLARAÇÃO DE QUITAÇÃO COM BIBLIOTE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ECLARAÇÃO DE UNIÃO ESTÁV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ECLARATÓ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DEFERIMENTO DE INSCRIÇÃO PARA CONCURSO PÚBL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DEMONSTRATIVO DE DESPES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EPENDENTES PARA IMPOSTO DE REND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DEPÓSITO EFETUADO NA CONTA ÚN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SAVERB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ESIGNAR SERVID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DESLIGAMENTO DE ALU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AC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ESPAC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ESTRANCAMENTO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STRANCAMENTO DO CURSO DE MEDIC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TALHES DA TURM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I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IÁ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DIÁRIAS E PASSAGEN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IARIO DE CLAS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DIARIO OFICIAL DA UNIA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ILIG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SPENSA DE 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ISPONIBILIDADE DE CARGA HOR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OCUMENTOS COMPROBATÓRI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DIT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DITAL ABERTURA DE VAG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ELE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E-MAIL SOBRE A VIAGE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MBARGOS À EXECU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MPENHO DE SERVIÇOS EXTRAS E EXCEDENTE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NCAMINH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NCAMINHA RELATÓRIO DE PROGRAMA OU 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NSINO INDIVIDUAL EM DISCIPLIN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EQUIVALENCIA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SCALA DE TRABAL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TÁG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STÁGIO DE FÉ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STÁGIO PROBATÓR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STÁGIO SUPERVISION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ESTRUTURA CURRIC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ESTUDO INDIVIDUALIZ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ESTUDO TÉCN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EVENTO DE EXT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XAME DE PROFICIÊNCIA.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EXCLUSÃO DE DEPEND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EXECUÇÃO DIVERS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EXONER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XPOSIÇÃO DE MOTIV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FATU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FEITO NÃO CONTENCIO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ÉRIAS - 20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ICHA DE CADASTRO DE ATIVIDADES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ICHA DE CADASTRO, REGISTRO E DIVULG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ICHA DE IDENTIF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ICHA DE INSCR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FOLDER DO EV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FOLDER DO GRUPO PARAFOLCLÓRICO DA UFR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LHA CADASTRAL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OLHA DE FREQU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lha de Inform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FOLHA DE PAGAMENTO DOS ESTAGIÁRIOS IEL.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FOLHA DE PAGAMENTO MEDICO RESIDE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ORMULA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FORMULÁRIO DE CONCESSÃO DE DIÁ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ORMULÁRIO DE CONCESSÃO DE HOSPEDAGEM E REFE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ORMULÁRIO DE CONCESSÃO DE PASSAGE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FORMULÁRIO DE CONCESSÃO DE SUPR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FORMULÁRIO DE CURSO OU EVEN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FORMULÁRIO DE CURSOS E EVENT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FORMULÁRIO DE PROGRAM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FORMULÁRIO DE 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ORMULÁRIO DE PROPOSTA DE PROD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FORMULÁRIO DE SOLICITAÇÃO DE DIÁ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ORMULÁRIO P/AVALIAÇÃO DE ESTÁGIO PROBATÓ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FREQUE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FREQÜE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RANTIA DE CONTINUAÇÃO DO CURSO/PROBA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RATIFICAÇÃO POR TITUL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UYBGBYBGBHBNHNJH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ISTÓRICO ESCO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HOMOLOG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OMOLOGAÇÃO DA PLENA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OMOLOGAÇÃO DE DISSERTAÇÃO DE MESTR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HOMOLOGAÇÃO DE INSCR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OMOLOGAÇÃO DE MONOGRAFIA DE ESPECIALIZ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OMOLOGAÇÃO DE RESULTADO DE ELE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OMOLOGAÇÃO DE TESE DE DOUTOR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HORARIO ESCO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HORAS-EXTR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MPLANTAÇÃO DE NOT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IMPLANTAÇÃO DE PRÉ-REQUISITO.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IMPLANTAÇÃO DE PRÉ-REQUISITO.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IMPLANTAÇÃO DE PRÉ-REQUISITO.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MPLANTAÇÃO DE REGISTR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INCENTIVO À QUALIFIC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INCENTIVO DE MESTR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NCENTIVO FUNCION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NCLUSÃO DE CERTIFIC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NCLUSÃO DE DEPEND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NCLUSÃO DE DISCIPLÍ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INCLUSÃO DE DISCIPLIN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INCLUSÃO DE MATÉ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CORPORAÇÃO DE PERICULOSIDADE E HORA EXT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NCORPORAÇÃO DE QUINT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NEXIGIBILIDADE DE LICI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INSERÇÃO DO SEPA COMO ÓRGÃO SUPLEMENTAR DO CCHL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INTERPOSIÇÃO DE RECURS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INTERRUPÇÃO DE FÉ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NTIM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ISENÇÃO DE TAXA DE INSCRIÇÃO P/VESTIBUL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SENÇÃO DO PS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JUNTAD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JUSTIFICATIV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JUSTIFICATIV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JUSTIFICATIVA DA INEXISTÊNCIA DE PONTUAÇÃO NA PRODOC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AUDO MÉD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AUDO PERICIAL CÓP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ICENÇA ACADÊM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CENÇA ESPECI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ICENÇA GESTA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CENÇA INCENTIVADA SEM REMUNER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ICENÇA MED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CENÇA MÉDICA PARA ACOMPANHAR PESSOA DOENTE NA FAMÍLIA.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ICENÇA NOJ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ICENÇA PARA ACOMPANHAR CONJUG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LICENÇA PARA ATIVIDADE POLIT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ICENÇA PARA ATIVIDADE POLIT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LICENÇA PARA CAPACI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LICENÇA PARA DISPUTAR CARGO ELETIV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CENÇA PARA TRATAR DE INTERESSE PARTICUL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ICENÇA PATERN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ICENÇA PREM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ICENÇA PRÊMIO POR ASSIDU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ICENÇA SABÁT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MANDADO DE INTIM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ANDADO DE SEGURANÇ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MANDATO ELETIV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ANDATO PRÓ-TEMPOR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PA DE FÉRI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ATRICULA FORA DE PRAZ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MORAN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MEMORAN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MEMORANDO CIRC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EMORANDO ELETRÔN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EMORIAL ACADEM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MINUTA DE NORM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MINUTA DE RESOLU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INUTA/PROJETO DE RESOLU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ODELO DE DOCU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ODIFICAÇÃO DE CARGA HORÁRIA E DO HORÁRIO DAS DISCIŽP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UDANÇA DE CURRÍCUL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UDANÇA DE ESTADO CIVI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MUDANÇA DE HABILI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UDANÇA DE HABILI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UDANÇA DE HORÁRIO DE EXPEDI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UDANÇA DE NOM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MUDANÇA DE STATUS DE DIS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UDANÇA DE TURN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ME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OMEAÇÃO COORDENADOR E VICE-COORDENADOR DE PÓS-GRADUAÇÃ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NOMEAÇÃO-ENFERMEIR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NORMAS DE SELEÇÃO PROFESSOR SUBSTIT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NORMAS INTERN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ORMAS PARA ELE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OTA DE EMPEN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OTA DE MOVIMENTAÇÃO DE CRÉDI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A FISC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NOTIFIC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CORRÊNCIA POLICI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FERTA DE DISCIPLIN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OFIC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OFI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OFÍC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OFÍCIO CIRC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ORÇ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ORDEM BANC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AGAMENTO DE ANU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AGAMENTO DE INSCRIÇÃO EM CONGRESSO / SEMINÁ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AGAMENTO DOS 28%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AGAMENTO PARCELA DE ANUÊN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AGAMENTO POR SERVIÇOS NA FUNÇÃO DE PRESIDENTE DA COMPERV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AGAMENTO RETROATIVO DE ADICIONAL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ASSAGEM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EDIDO DE AJUDA FINANCEI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EDIDO DE REAVALIAÇÃO DA GE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EDIDO DE RECONSIDER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EDIDO PARA CURSAR COMO ALUNA ESPECI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LANILH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ANILHA DE ADICIONAIS NOTURN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NILHA DO I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LANO DE 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LANO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LANO DE VIAGEM DE CAMP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NO TRIEN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LANO TRIENAL DO DEC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RTA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RTARIA DE LOCALIZ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EGA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RÊMI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ESTAÇÃO DE CONT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ESTAÇÃO DE CONTAS DE SUPRIMENTOS DE FUN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ESTAÇÃO DE SERVIÇ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RESTAÇÃO DE SERVIÇOS NA ÁREA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ESTAÇÃO DE SERVIÇOS - PESSOA FÍ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ROCEDIMENTO ADMINISTRA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ROCEDIMENTO DISCIPLIN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ROCESSO ADMINISTRATIVO DISCIPLIN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ROCESSO DE À DISPOSI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CESSO DE BOLSIST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ROCESSO DE DIA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ROCESSO DISCIPLIN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ROCESSO SELETIVO PARA PROFESSOR ADJU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ROCURAÇÃO PARTIC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PROGRAMAÇÃO DO EV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ROGRAMA DE DISCIPLIN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ROGRAMA DE PROFESSOR ASSOCIAD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ROGRAMA VALE-TRANSPOR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ROGRESÃO VERTICAL PARA TITUL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ROGRES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ROGRESSÃO FUNCION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ROGRESSÃO HORIZONT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ROGRESSÃO POR MERI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ROGRESSÃO POR TITUL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ROGRESSÃO POR TITULAÇÃO E INCENTIVO FUNCION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ROGRESSÃO VERTIC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ROJE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ROJETO ARQUITETÔN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OJETO CURSO DE ESPECIALIZ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ROJETO CURSO DE EXT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ROJETO DE ATIVDADES SOCIO EDUCATIV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ROJETO DE CRIAÇÃO DO CURSO DE LICENCIATURA EM ARTES VISUAI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OJETO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ROJETO DE CURSO DE ESPECIALIZAÇA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PROJETO DE CURSO ENSINO MÉDIO MODALIDADE NORM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ROJETO DE CURSO EXTRA CURRICUL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ROJETO DE CURSO OU EV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ROJETO DE ENSIN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ROJETO DE EVENTO DE EXT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ROJETO DE FORMAÇÃO EM REFORMA AGRÁ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ROJETO DE MONITO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OJETO DE PESQUIS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ROJETO DE SOLICITAÇÃO DE VAG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OJETO ISOLADO DE PESQUISA EM LITERATURA COMPARAD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ROJETO PARA REFORMA E AMPLIAÇÃO AMBIENT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ROMOÇÃO POR TITUL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RONE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PROPOSTA DE ENQUADRAMENTO DE GRUPO PERMANE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ROPOSTA DE ENQUADRAMENTO DE GRUPO PERMAN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ROPOSTA DE FORNECIMENTO E INSTALAÇÃO DE SONEX 75M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ROPOSTA DE HOSPEDAGEM E ALIMEN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ROPOSTA DE MANUTEN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ROPOSTA DE PROD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ROPOST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ROPOST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RORROGAÇÃO DE AFASTA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RORROGAÇÃO DE PRAZ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ORROGAÇÃO DE PRAZO DE CONCLUSÃO DE CURS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RORROGAÇÃO DE PRAZO PARA ENTREGA DE MONOGRAF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PROV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UBLICAÇÃO NO DIÁRIO OFICI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EADAPTAÇÃO DE FUN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ALIZAR ESTÁGIO ELETIV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ATIVAÇAO DE CADASTR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REATIVAÇÃO DE CADASTRO E PRORROGAÇÃO DE PRAZO DO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ATIVAÇÃO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REATIVAÇÃO DO AUXÍLIO ALIMEN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AVALIAÇÃO DA LISTA DE DISCIPLINAS DE CURS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EAVALIAÇÃO DE ADICION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EAVALIAÇÃO DE PONTUAÇÃO DA GE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EAVALIAÇÃO DO ADICIONAL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AVALIAÇÃO DO ADICIONAL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REAVALIAÇÃO DO ADICIONAL DE PERICULOS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REAVALIAÇÃO DO ADICIONAL DE RAIO X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REAVALIÇÃO DE RELATÓRIO DA GE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RECIB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RECIBO DE CREDENCIA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CIBO DE PAGAMENTO A BOLSISTA INDIVIDU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ECIBO DE PAGAMENTO DE ALUGUEL DE IMÓVE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ECIBO DE SEMESTRAL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ECISÃO DE CONTRA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RECOLHI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RECOLH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ECONSIDER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RECUPERAÇÃO - CURSO PROBAS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CUPERAÇÃO DA SINALIZAÇÃO VIA AEREÁ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RECUPERAÇÃO NO LEITO DE SECAGE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ECURSO AO CONSEC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ECURSO CONTRA GABARITO DE PROVA DE CONCURS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RECURSO SOBRE A GED/200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EDISTRIBUI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EDUÇÃO DE CARGA HORA POR DEFICIENCIA FIS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REDUÇÃO DE CARGA HORÁ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REFORMA DO PRÉDIO DESTINADO AO CENTRO ACADÊMICO DO CCHL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REGIME DE EXERCÍCIOS DOMICILIAR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EGIMENTO INTERNO DO CCS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EGISTRO DE NASC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EGULARIZAÇÃOFUNCION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EIMPLANTAÇÃO DE PRÉ-REQUISI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REINGRESSO AUTOMAT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EINGRESSO AUTOMATICO EM FILOSOFIA BACHAREL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REINGRESSO AUTOMÁTICO EM GEOGRAFIA LICENCIATU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REINGRESSO AUTOMÁTICO EM GEOGRAFIA - LICENCIATU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REINGRESSO AUTOMÁTICO EM GEOGRAFIA - LICENCIATU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REINGRESSO AUTOMATICO FORA DO PRAZ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INGRESSO DE CURS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REINTEGRAÇÃO AO CURSO/PROBÁS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RELAÇÃO DE ALUN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ELATÓRIA FINAL DE FREQÜ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ELATÓ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LATÓRIO CURSO DE ESPECIALIZ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ELATÓRIO DA GED 20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RELATÓRIO DE ALMOXARIF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ELATORIO DE CURSO DE ESPECIALIZ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LATÓRIO DE FREQU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ELATÓRIO DE GEST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ELATÓRIO DE PRESTAÇÃO DE SERVIÇ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RELATÓRIO DE PROGRAMA OU 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ELATORIO DE 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RELATÓRIO DE PROJETO DE EXTEN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LATÓRIO FINAL DE 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ELATÓRIO FINAL DE CURS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ELATÓRIO FINAL DE EV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RELATÓRIO FINAL DE EVENTO-EXAME DE PROFICIÊ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LATÓRIO FINAL DE FREQÜ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LATÓRIO FINAL DE FREÜ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ELATÓRIO FINAL DO PROJETO DE EXTENS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ELATORIO INDIVIDUAL DOCE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MO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REMOÇÃO SERVID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RENOVAÇÃO DE PORTA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QUERER REAJUS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REQUERI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QUERI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REQUER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QUERIMENTO ATRAZADO HORA EXT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REQUERIMENTO_CIRCULA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REQUERIMENTO DE ABONO DE PERMAN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EQUERIMENTO DE APOSENTADO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EQUERIMENTO DE DIREITO A PATICIPAR DE PROCESSO SELETIV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EQUERIMENTO DE HORÁRIO ESPECI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REQUERIMENTO DE NOVA AVALI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REQUERIMENTO DE RECUR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REQUERIMENTO EMPENHO DE RECURS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EQUERIMENTO MAIS ATESTADO MED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EQUERIMENTO PADRA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EQUERIMENTO PARA INTERESSE PARTICUL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EQUERIMENTO PARA REVISÃO EM QUESTÃO DE PROV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EQUISIÇÃO DE EXAME DE SANIDADE E CAPACIDADE FÍ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EQUISIÇÃO DE MATERIAI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QUISIÇÃO DE SERVIÇOS PESSOA FÍS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EQUISIÇÃO DE SERVIÇOS PESSOA JURÍDIC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ESCISÃO CONTRATU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ESOLU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RESSARCIMENTO OU REEMBOL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SSARCIR PERÍODO NÃO PAGO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ESULTADO CONCURSO SELETIVO PROFESSOR DE 1º E 2º GRA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ESULTADO CONCURSO SELETIVO PROFESSOR DE 1º E 2º GRAU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RESULTADO DAS INSCRIÇÕES DO CONCURSO PARA PROFESSOR ADJU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ESULTADO DE CONCURSO PÚBLI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RESULTADO DE CONSULTA PARA DIRETOR E VICE -DIRETOR DE CENTR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RESULTADO DE TRANSFERÊNCIA VOLUNTÁR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ESULTADO DO CONCURSO DE PROFESSOR ADJU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ESULTADO DO CONCURSO DE PROFESSOR SUBSTIT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ESULTADO DO PROCESSO SELETIVO PARA PROFESSOR SUBSTITU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RESULTSDO CONCURSO SELETIVO PROFESSOR DE 1º E 2º GRAU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RESUMO DE TRABALH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SUMO MENSAL FREQUE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ETIFICAÇÃO DE CARGA HORÁ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RETIFICAÇÃO DE CONCEITO E FREQUE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RETIFICAÇÃO DE DADOS DO DIPLOMA DA GRADU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ETIFICAÇÃO DE EDITA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RETIFICAÇÃO DE FALT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RETIFICAÇÃO DE NOME NO DIPLOMA DA GRADU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ETIFICAÇÃO DE NOT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TIFICAÇÃO DE REGISTR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ETIFICAÇAO DE REGISTRO ACADEMIC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ETIRADA DO SOBRENOME DO EX-MARI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ETROATIVO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RETROATIVO DE PERICULOS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RETROATIVO DO ADICIONAL DE RX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ETROATIVO DO AUXÍLIO ALIMEN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EVALIDAÇÃO DE DIPLOM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REVISÃO DA QUANTIDADE DE ANUÊNI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REVISÃO DE ANUÊN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REVISÃO DE ANUÊN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EVISÃO DE ENQUADRA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REVISÃO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EVISÃO DE NÍVE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EVISÃO DE NOT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REVISÃO DE PROCESSO DE AVERBAÇÃO DE TEMPO DE SERVIÇ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EVISÃO DE PROGRES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EVISÃO DE PROV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EVISÃO DE TITULAÇÃO DE MESTRAD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REVISÃO DE VENCIMENT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EVISÃO DO NÚMERO DE FALT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REVISÃO DO PERCENTUAL DE INSALUBRIDAD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EVISÃO PARCELA DO ANUÊN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EVISÃO PARCELA DOS 28,86%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REVITALIZAÇÃO DA OBRA DE AR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LÁRIO FAMÍL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LEÇÃO DE PROFICIÊNCIA EM LÍNGUA ESTRANGEIR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SERVIÇO DE ADAP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ERVIÇO DE AMPLIAÇÃO DO LTC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SERVIÇO DE ENGENHA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ERVIÇO DE INSTALAÇÃO DE GRADES DE FERR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ERVIÇOS DE ADAP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ERVIÇOS ELÉTRIC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RVIÇOS PRESTA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INDICÂNCI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ISTEMA DE AVALI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OLICITA ABASTECIMENTO DE ÁGUA NO REFEITÓRIO DA BIOMÉD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OLICITA ABONO DE PERMANÊNC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ICITA ADITIVO DE SERVIÇOS EXCEDENTE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SOLICITA ALTERAÇÃO DE PROJE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OLICITA ALTERAR PROJETO ORIGINAL DE REFORMA COOP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OLICITA ANÁLISE DO ORÇA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OLICITA AUTORIZAÇÃO DE SERVIÇ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OLICITA AVALIAÇÃO E PROVIDÊNC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SOLICITA AVALIAÇÃO TÉCNIC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OLICIT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OLICITAÇÃO DA GE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OLICITAÇÃO DE ABERTURA DE CRÉDITO ORÇAMENTÁR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OLICITAÇÃO DE ADITIVO DE PRAZ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OLICITAÇÃO DE AQUISIÇÃO DE EQUIPAMENT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SOLICITAÇÃO DE BENEFÍCI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SOLICITAÇÃO DE CESS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OLICITAÇÃO DE CORRE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OLICITAÇÃO DE DIÁRIA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OLICITAÇÃO DE DIÁRIAS E PASSAGEN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OLICITAÇAO DE DISCIPLI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OLICITAÇÃO DE HORA EXTR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OLICITAÇÃO DE HOSPEDAGEM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OLICITAÇÃO DE HOSPEDAGEM E ALIMENTA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OLICITAÇAO DE MATRICULA FORA DE PAZ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SOLICITAÇÃO DE MONITORI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OLICITAÇÃO DE PAGAMENT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OLICITAÇÃO DE PAGAMENTO DE TAXA DE INSCR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PRIMENTO DE FUNDOS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UPRIMENTO DE FUNDO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ABE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TAXA DE INSCRI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XA DE INSCRI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TAXA DE INSCRIÇÃ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ERMO ADITIV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ERMO DE COMPROMISS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TERMO DE CONSENTIMENT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ERMO DE CONVÊN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TERMO DE CURATELA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TERMO DE DOAÇÃ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ERMO DE POS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ERMO DE RECEBIMENTO PROVISÓRI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ERMO DE RESCISA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TERMO DE RESPONSABILIDAD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O INVALIDO - MIGRACA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MADA DE CONTAS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OMADA DE PRECO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UFRN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2010" meta:object-count="0"/>
    <meta:generator>LibreOffice/7.0.3.1$Windows_X86_64 LibreOffice_project/d7547858d014d4cf69878db179d326fc3483e082</meta:generator>
  </office:meta>
</office:document-meta>
</file>